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cc"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top"/>
    </style:style>
    <style:style style:name="gr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12.714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color="#000000" draw:fill="solid" draw:fill-color="#ffcc99" draw:textarea-horizontal-align="left" draw:auto-grow-height="true" draw:auto-grow-width="false" fo:min-height="10.75cm" fo:min-width="0cm"/>
    </style:style>
    <style:style style:name="gr12" style:family="graphic" style:parent-style-name="standard">
      <style:graphic-properties draw:fill="hatch" draw:fill-color="#ffcc99" draw:fill-gradient-name="Gradient_20_1" draw:fill-hatch-name="Hatch_20_1" draw:fill-hatch-solid="true" draw:fill-image-name="Empty" draw:textarea-horizontal-align="justify" draw:textarea-vertical-align="middle"/>
    </style:style>
    <style:style style:name="gr13" style:family="graphic" style:parent-style-name="standard">
      <style:graphic-properties draw:fill="hatch" draw:fill-color="#ffcc99" draw:fill-hatch-name="Hatch_20_1" draw:fill-hatch-solid="tru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svg:stroke-color="#000000" draw:fill="solid" draw:fill-color="#ffff99" draw:textarea-horizontal-align="center" draw:auto-grow-height="true" draw:auto-grow-width="false" fo:min-height="2.749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none" draw:fill-color="#ffcc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0cm" fo:min-width="0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ffcc99" draw:fill-gradient-name="Gradient_20_1" draw:fill-hatch-name="Hatch_20_1" draw:fill-hatch-solid="true" draw:fill-image-name="Empty" draw:textarea-horizontal-align="justify" draw:textarea-vertical-align="middle"/>
    </style:style>
    <style:style style:name="gr24" style:family="graphic" style:parent-style-name="standard">
      <style:graphic-properties draw:fill-color="#ffcc99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width="0.2cm" draw:marker-start-width="0.8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6" style:family="graphic" style:parent-style-name="standard">
      <style:graphic-properties draw:fill="none" draw:fill-color="#ffcc99" draw:textarea-horizontal-align="center" draw:textarea-vertical-align="top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draw:auto-grow-height="true" fo:min-height="13.336cm"/>
    </style:style>
    <style:style style:name="pr3" style:family="presentation" style:parent-style-name="faktor10-folien-title">
      <style:graphic-properties draw:fill-color="#ffffff" draw:auto-grow-height="true" fo:min-height="2.201cm"/>
    </style:style>
    <style:style style:name="pr4" style:family="presentation" style:parent-style-name="faktor10-folien-outline1">
      <style:graphic-properties draw:fill-color="#ffffff" draw:auto-grow-height="true" fo:min-height="13.751cm"/>
    </style:style>
    <style:style style:name="pr5" style:family="presentation" style:parent-style-name="faktor10-folien-notes">
      <style:graphic-properties draw:fill-color="#ffffff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5cm" fo:margin-right="0cm" fo:text-indent="-0.9cm"/>
    </style:style>
    <style:style style:name="P4" style:family="paragraph">
      <style:paragraph-properties fo:margin-left="2.394cm" fo:margin-right="0cm" fo:text-indent="-0.794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8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indent="0cm">
        <style:tab-stops>
          <style:tab-stop style:position="0cm"/>
          <style:tab-stop style:position="0.776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0cm"/>
          <style:tab-stop style:position="0.75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style:paragraph-properties fo:margin-left="0cm" fo:margin-right="0cm" text:enable-numbering="true" fo:text-indent="0cm"/>
      <style:text-properties fo:font-size="18pt"/>
    </style:style>
    <style:style style:name="T1" style:family="text">
      <style:text-properties fo:font-size="48pt"/>
    </style:style>
    <style:style style:name="T2" style:family="text">
      <style:text-properties fo:font-family="Arial" style:font-family-generic="swiss" style:font-pitch="variable" fo:font-size="18pt"/>
    </style:style>
    <style:style style:name="T3" style:family="text">
      <style:text-properties fo:font-size="18pt"/>
    </style:style>
    <style:style style:name="T4" style:family="text">
      <style:text-properties fo:font-family="Arial" style:font-family-generic="swiss" style:font-pitch="variable" fo:font-size="18pt" fo:font-weight="normal"/>
    </style:style>
    <style:style style:name="T5" style:family="text">
      <style:text-properties fo:font-family="Arial" style:font-family-generic="swiss" style:font-pitch="variable" fo:font-size="18pt" fo:font-weight="bold"/>
    </style:style>
    <style:style style:name="T6" style:family="text">
      <style:text-properties fo:font-family="Arial" style:font-family-generic="swiss" style:font-pitch="variable" fo:font-size="18pt" fo:font-style="italic" fo:font-weight="normal"/>
    </style:style>
    <style:style style:name="T7" style:family="text">
      <style:text-properties fo:font-family="Arial" style:font-family-generic="swiss" style:font-pitch="variable" fo:font-size="18pt" fo:font-style="normal" fo:font-weight="normal"/>
    </style:style>
    <style:style style:name="T8" style:family="text">
      <style:text-properties fo:font-family="Arial" style:font-family-generic="swiss" style:font-pitch="variable" fo:font-size="18pt" fo:font-style="italic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2" draw:layer="layout" svg:width="23.645cm" svg:height="5.183cm" svg:x="2.605cm" svg:y="6.388cm" presentation:class="title" presentation:user-transformed="true">
          <draw:text-box>
            <text:p text:style-name="P1"><text:span text:style-name="T1">Faktor-IPS</text:span><text:line-break/><text:line-break/>Modellgetriebene Softwareentwicklung mit <text:line-break/>Faktor-IPS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Faktor-IPS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Faktor-IPS ist ein Werkzeug zur modellgetriebenen Entwicklung versicherungsfachlicher Systeme</text:p>
              </text:list-item>
            </text:list>
            <text:list text:style-name="L2">
              <text:list-item>
                <text:list>
                  <text:list-item>
                    <text:p text:style-name="P4">Bestands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ußendienst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chaden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ktkomponenten</text:p>
                  </text:list-item>
                </text:list>
              </text:list-item>
            </text:list>
            <text:list text:style-name="L2">
              <text:list-item>
                <text:p text:style-name="P3">Besonderer Fokus liegt auf der einheitlichen Abbildung des Produktwissens. <text:s/></text:p>
              </text:list-item>
            </text:list>
            <text:list text:style-name="L2">
              <text:list-item>
                <text:p text:style-name="P3">Mit Faktor-IPS werden die fachlichen Modelle und die Produktinformationen verwaltet 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Modellgetriebene Softwareentwicklung: Motivation</text:p>
          </draw:text-box>
        </draw:frame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2">Individueller</text:span></text:p>
          <text:p text:style-name="P1"><text:span text:style-name="T2">Code</text:span></text:p>
        </draw:rect>
        <draw:rect draw:style-name="gr6" draw:text-style-name="P6" draw:layer="layout" svg:width="4.75cm" svg:height="4.25cm" svg:x="7.5cm" svg:y="8.5cm">
          <text:p text:style-name="P1"><text:span text:style-name="T2">Schematisch</text:span></text:p>
          <text:p text:style-name="P1"><text:span text:style-name="T2">sich </text:span></text:p>
          <text:p text:style-name="P1"><text:span text:style-name="T2">wiederholender </text:span></text:p>
          <text:p text:style-name="P1"><text:span text:style-name="T2">Code</text:span></text:p>
        </draw:rect>
        <draw:rect draw:style-name="gr7" draw:text-style-name="P7" draw:layer="layout" svg:width="9.75cm" svg:height="3.75cm" svg:x="2.5cm" svg:y="12.75cm">
          <text:p text:style-name="P1"><text:span text:style-name="T3"/></text:p>
          <text:p text:style-name="P1"><text:span text:style-name="T2">Generischer Code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faktor10-folien" presentation:presentation-page-layout-name="AL2T1"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29cm" svg:x="13.827cm" svg:y="5.551cm">
          <draw:text-box>
            <text:p text:style-name="P2"><text:span text:style-name="T2">class Vertrag extends ModelObject {</text:span></text:p>
            <text:p text:style-name="P2"><text:span text:style-name="T2"/></text:p>
            <text:p text:style-name="P2"><text:span text:style-name="T2"><text:s text:c="2"/></text:span><text:span text:style-name="T2">private Date vertragsbeginn;</text:span></text:p>
            <text:p text:style-name="P2"><text:span text:style-name="T2"/></text:p>
            <text:p text:style-name="P2"><text:span text:style-name="T2"><text:s text:c="2"/></text:span><text:span text:style-name="T2">public Date getVertragsbeginn() {</text:span></text:p>
            <text:p text:style-name="P2"><text:span text:style-name="T2"><text:s text:c="4"/></text:span><text:span text:style-name="T2">return vertragsbeginn;</text:span></text:p>
            <text:p text:style-name="P2"><text:span text:style-name="T2"><text:s text:c="2"/></text:span><text:span text:style-name="T2">}</text:span></text:p>
            <text:p text:style-name="P2"><text:span text:style-name="T2"/></text:p>
            <text:p text:style-name="P2"><text:span text:style-name="T2"><text:s text:c="2"/></text:span><text:span text:style-name="T2">public void setVertragsbeginn(Date newValue) {</text:span></text:p>
            <text:p text:style-name="P2"><text:span text:style-name="T2"><text:s text:c="4"/></text:span><text:span text:style-name="T2">if (vertragsbeginn.equals(newValue)) {</text:span></text:p>
            <text:p text:style-name="P2"><text:span text:style-name="T2"><text:s text:c="6"/></text:span><text:span text:style-name="T2">return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Date oldValue = vertragsbeginn;</text:span></text:p>
            <text:p text:style-name="P2"><text:span text:style-name="T2"><text:s text:c="4"/></text:span><text:span text:style-name="T2">vertragsbeginn = newValue;</text:span></text:p>
            <text:p text:style-name="P2"><text:span text:style-name="T2"><text:s text:c="4"/></text:span><text:span text:style-name="T2">LOGGER.debug(oldValue, newValue);</text:span></text:p>
            <text:p text:style-name="P2"><text:span text:style-name="T2"><text:s text:c="4"/></text:span><text:span text:style-name="T2">notfiyChangeListener(oldValue, newValue)</text:span></text:p>
            <text:p text:style-name="P2"><text:span text:style-name="T2"><text:s text:c="2"/></text:span><text:span text:style-name="T2">}</text:span></text:p>
            <text:p text:style-name="P2"><text:span text:style-name="T2"><text:s text:c="2"/></text:span><text:span text:style-name="T2">...</text:span></text:p>
            <text:p text:style-name="P2"><text:span text:style-name="T2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2">Individueller</text:span></text:p>
          <text:p text:style-name="P1"><text:span text:style-name="T2">Code</text:span></text:p>
        </draw:rect>
        <draw:rect draw:style-name="gr6" draw:text-style-name="P6" draw:layer="layout" svg:width="4.75cm" svg:height="4.25cm" svg:x="7.5cm" svg:y="8.5cm">
          <text:p text:style-name="P1"><text:span text:style-name="T2">Schematisch</text:span></text:p>
          <text:p text:style-name="P1"><text:span text:style-name="T2">sich </text:span></text:p>
          <text:p text:style-name="P1"><text:span text:style-name="T2">wiederholender </text:span></text:p>
          <text:p text:style-name="P1"><text:span text:style-name="T2">Code</text:span></text:p>
        </draw:rect>
        <draw:rect draw:style-name="gr7" draw:text-style-name="P7" draw:layer="layout" svg:width="9.75cm" svg:height="3.75cm" svg:x="2.5cm" svg:y="12.75cm">
          <text:p text:style-name="P1"><text:span text:style-name="T3"/></text:p>
          <text:p text:style-name="P1"><text:span text:style-name="T2">Generischer Code</text:span></text:p>
          <text:p text:style-name="P1"><text:span text:style-name="T2"/></text:p>
          <text:p text:style-name="P1"><text:span text:style-name="T4">Frameworks (z. B. Logging)</text:span></text:p>
          <text:p text:style-name="P1"><text:span text:style-name="T4">Basisklassen</text:span></text:p>
        </draw:rect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aktor10-folien" presentation:presentation-page-layout-name="AL2T1"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49cm" svg:x="13.827cm" svg:y="5.551cm">
          <draw:text-box>
            <text:p text:style-name="P2"><text:span text:style-name="T2">class Vertrag extends ModelObject {</text:span></text:p>
            <text:p text:style-name="P2"><text:span text:style-name="T2"/></text:p>
            <text:p text:style-name="P2"><text:span text:style-name="T2"><text:s text:c="2"/></text:span><text:span text:style-name="T2">private Date vertragsbeginn;</text:span></text:p>
            <text:p text:style-name="P2"><text:span text:style-name="T2"/></text:p>
            <text:p text:style-name="P2"><text:span text:style-name="T2"><text:s text:c="2"/></text:span><text:span text:style-name="T2">public Date getVertragsbeginn() {</text:span></text:p>
            <text:p text:style-name="P2"><text:span text:style-name="T2"><text:s text:c="4"/></text:span><text:span text:style-name="T2">return vertragsbeginn;</text:span></text:p>
            <text:p text:style-name="P2"><text:span text:style-name="T2"><text:s text:c="2"/></text:span><text:span text:style-name="T2">}</text:span></text:p>
            <text:p text:style-name="P2"><text:span text:style-name="T2"/></text:p>
            <text:p text:style-name="P2"><text:span text:style-name="T2"><text:s text:c="2"/></text:span><text:span text:style-name="T2">public void setVertragsbeginn(Date newValue) {</text:span></text:p>
            <text:p text:style-name="P2"><text:span text:style-name="T2"><text:s text:c="4"/></text:span><text:span text:style-name="T2">if (vertragsbeginn.equals(newValue)) {</text:span></text:p>
            <text:p text:style-name="P2"><text:span text:style-name="T2"><text:s text:c="6"/></text:span><text:span text:style-name="T2">return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Date oldValue = vertragsbeginn;</text:span></text:p>
            <text:p text:style-name="P2"><text:span text:style-name="T2"><text:s text:c="4"/></text:span><text:span text:style-name="T2">vertragsbeginn = newValue;</text:span></text:p>
            <text:p text:style-name="P2"><text:span text:style-name="T5"><text:s text:c="4"/></text:span><text:span text:style-name="T5">LOGGER.debug(oldValue, newValue);</text:span></text:p>
            <text:p text:style-name="P2"><text:span text:style-name="T2"><text:s text:c="4"/></text:span><text:span text:style-name="T2">notfiyChangeListener(oldValue, newValue)</text:span></text:p>
            <text:p text:style-name="P2"><text:span text:style-name="T2"><text:s text:c="2"/></text:span><text:span text:style-name="T2">}</text:span></text:p>
            <text:p text:style-name="P2"><text:span text:style-name="T2"><text:s text:c="2"/></text:span><text:span text:style-name="T2">...</text:span></text:p>
            <text:p text:style-name="P2"><text:span text:style-name="T2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2">Individueller</text:span></text:p>
          <text:p text:style-name="P1"><text:span text:style-name="T2">Code</text:span></text:p>
        </draw:rect>
        <draw:rect draw:style-name="gr6" draw:text-style-name="P6" draw:layer="layout" svg:width="4.75cm" svg:height="4.25cm" svg:x="7.5cm" svg:y="8.5cm">
          <text:p text:style-name="P1"><text:span text:style-name="T2">Schematisch</text:span></text:p>
          <text:p text:style-name="P1"><text:span text:style-name="T2">sich </text:span></text:p>
          <text:p text:style-name="P1"><text:span text:style-name="T2">wiederholender </text:span></text:p>
          <text:p text:style-name="P1"><text:span text:style-name="T2">Code</text:span></text:p>
        </draw:rect>
        <draw:rect draw:style-name="gr7" draw:text-style-name="P7" draw:layer="layout" svg:width="9.75cm" svg:height="3.75cm" svg:x="2.5cm" svg:y="12.75cm">
          <text:p text:style-name="P1"><text:span text:style-name="T3"/></text:p>
          <text:p text:style-name="P1"><text:span text:style-name="T4">Generischer Code</text:span></text:p>
          <text:p text:style-name="P1"><text:span text:style-name="T4"/></text:p>
          <text:p text:style-name="P1"><text:span text:style-name="T5">Frameworks (z. B. Logging)</text:span></text:p>
          <text:p text:style-name="P1"><text:span text:style-name="T4">Basisklassen</text:span></text:p>
        </draw:rect>
        <draw:custom-shape draw:style-name="gr10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aktor10-folien" presentation:presentation-page-layout-name="AL2T1"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69cm" svg:x="13.827cm" svg:y="5.551cm">
          <draw:text-box>
            <text:p text:style-name="P2"><text:span text:style-name="T2">class Vertrag extends </text:span><text:span text:style-name="T5">ModelObject</text:span><text:span text:style-name="T2"> {</text:span></text:p>
            <text:p text:style-name="P2"><text:span text:style-name="T2"/></text:p>
            <text:p text:style-name="P2"><text:span text:style-name="T2"><text:s text:c="2"/></text:span><text:span text:style-name="T2">private Date vertragsbeginn;</text:span></text:p>
            <text:p text:style-name="P2"><text:span text:style-name="T2"/></text:p>
            <text:p text:style-name="P2"><text:span text:style-name="T2"><text:s text:c="2"/></text:span><text:span text:style-name="T2">public Date getVertragsbeginn() {</text:span></text:p>
            <text:p text:style-name="P2"><text:span text:style-name="T2"><text:s text:c="4"/></text:span><text:span text:style-name="T2">return vertragsbeginn;</text:span></text:p>
            <text:p text:style-name="P2"><text:span text:style-name="T2"><text:s text:c="2"/></text:span><text:span text:style-name="T2">}</text:span></text:p>
            <text:p text:style-name="P2"><text:span text:style-name="T2"/></text:p>
            <text:p text:style-name="P2"><text:span text:style-name="T2"><text:s text:c="2"/></text:span><text:span text:style-name="T2">public void setVertragsbeginn(Date newValue) {</text:span></text:p>
            <text:p text:style-name="P2"><text:span text:style-name="T2"><text:s text:c="4"/></text:span><text:span text:style-name="T2">if (vertragsbeginn.equals(newValue)) {</text:span></text:p>
            <text:p text:style-name="P2"><text:span text:style-name="T2"><text:s text:c="6"/></text:span><text:span text:style-name="T2">return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Date oldValue = vertragsbeginn;</text:span></text:p>
            <text:p text:style-name="P2"><text:span text:style-name="T2"><text:s text:c="4"/></text:span><text:span text:style-name="T2">vertragsbeginn = newValue;</text:span></text:p>
            <text:p text:style-name="P2"><text:span text:style-name="T4"><text:s text:c="4"/></text:span><text:span text:style-name="T4">LOGGER.debug(oldValue, newValue);</text:span></text:p>
            <text:p text:style-name="P2"><text:span text:style-name="T5"><text:s text:c="4"/></text:span><text:span text:style-name="T5">notfiyChangeListener(oldValue, newValue)</text:span></text:p>
            <text:p text:style-name="P2"><text:span text:style-name="T2"><text:s text:c="2"/></text:span><text:span text:style-name="T2">}</text:span></text:p>
            <text:p text:style-name="P2"><text:span text:style-name="T2"><text:s text:c="2"/></text:span><text:span text:style-name="T2">...</text:span></text:p>
            <text:p text:style-name="P2"><text:span text:style-name="T2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rect draw:style-name="gr4" draw:text-style-name="P5" draw:layer="layout" svg:width="7.5cm" svg:height="5.75cm" svg:x="3.75cm" svg:y="8.5cm">
          <text:p text:style-name="P2"/>
        </draw:rect>
        <draw:rect draw:style-name="gr7" draw:text-style-name="P7" draw:layer="layout" svg:width="9.75cm" svg:height="3.75cm" svg:x="2.5cm" svg:y="12.75cm">
          <text:p text:style-name="P1"><text:span text:style-name="T3"/></text:p>
          <text:p text:style-name="P1"><text:span text:style-name="T4">Generischer Code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2.5cm" svg:y="8.5cm">
          <text:p text:style-name="P1"><text:span text:style-name="T2">Individueller</text:span></text:p>
          <text:p text:style-name="P1"><text:span text:style-name="T2">Code</text:span></text:p>
        </draw:rect>
        <draw:rect draw:style-name="gr6" draw:text-style-name="P6" draw:layer="layout" svg:width="4.75cm" svg:height="4.25cm" svg:x="7.5cm" svg:y="8.5cm">
          <text:p text:style-name="P1"><text:span text:style-name="T2">Schematisch</text:span></text:p>
          <text:p text:style-name="P1"><text:span text:style-name="T2">sich </text:span></text:p>
          <text:p text:style-name="P1"><text:span text:style-name="T2">wiederholender </text:span></text:p>
          <text:p text:style-name="P1"><text:span text:style-name="T2">Code</text:span></text:p>
        </draw:rect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custom-shape draw:style-name="gr10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2T1"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11" draw:text-style-name="P8" draw:layer="layout" svg:width="13.757cm" svg:height="10.75cm" svg:x="13.743cm" svg:y="8.25cm">
          <draw:text-box>
            <text:p text:style-name="P2"><text:span text:style-name="T2">class [</text:span><text:span text:style-name="T6">className</text:span><text:span text:style-name="T7">]</text:span><text:span text:style-name="T2"> extends </text:span><text:span text:style-name="T4">ModelObject </text:span><text:span text:style-name="T2">{</text:span></text:p>
            <text:p text:style-name="P2"><text:span text:style-name="T2"/></text:p>
            <text:p text:style-name="P2"><text:span text:style-name="T2"><text:s text:c="2"/></text:span><text:span text:style-name="T2">private [</text:span><text:span text:style-name="T6">Datatype] [attributeName]</text:span><text:span text:style-name="T2">;</text:span></text:p>
            <text:p text:style-name="P2"><text:span text:style-name="T2"/></text:p>
            <text:p text:style-name="P2"><text:span text:style-name="T2"><text:s text:c="2"/></text:span><text:span text:style-name="T2">public [</text:span><text:span text:style-name="T8">Datatype]</text:span><text:span text:style-name="T2"> get[</text:span><text:span text:style-name="T8">attributeName]</text:span><text:span text:style-name="T2">() {</text:span></text:p>
            <text:p text:style-name="P2"><text:span text:style-name="T2"><text:s text:c="4"/></text:span><text:span text:style-name="T2">return [</text:span><text:span text:style-name="T8">attributeName]</text:span><text:span text:style-name="T2">;</text:span></text:p>
            <text:p text:style-name="P2"><text:span text:style-name="T2"><text:s text:c="2"/></text:span><text:span text:style-name="T2">}</text:span></text:p>
            <text:p text:style-name="P2"><text:span text:style-name="T2"/></text:p>
            <text:p text:style-name="P2"><text:span text:style-name="T2"><text:s text:c="2"/></text:span><text:span text:style-name="T2">public void set[</text:span><text:span text:style-name="T8">attributeName]</text:span></text:p>
            <text:p text:style-name="P2"><text:span text:style-name="T8"><text:s text:c="9"/></text:span><text:span text:style-name="T2">([</text:span><text:span text:style-name="T8">Datatype]</text:span><text:span text:style-name="T2"> newValue) {</text:span></text:p>
            <text:p text:style-name="P2"><text:span text:style-name="T2"><text:s text:c="4"/></text:span><text:span text:style-name="T2">if ([</text:span><text:span text:style-name="T8">attributeName</text:span><text:span text:style-name="T2">].equals(newValue)) {</text:span></text:p>
            <text:p text:style-name="P2"><text:span text:style-name="T2"><text:s text:c="6"/></text:span><text:span text:style-name="T2">return;</text:span></text:p>
            <text:p text:style-name="P2"><text:span text:style-name="T2"><text:s text:c="4"/></text:span><text:span text:style-name="T2">}</text:span></text:p>
            <text:p text:style-name="P2"><text:span text:style-name="T2"><text:s text:c="2"/></text:span><text:span text:style-name="T2">...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rect draw:style-name="gr7" draw:text-style-name="P7" draw:layer="layout" svg:width="9.75cm" svg:height="3.75cm" svg:x="2.5cm" svg:y="12.75cm">
          <text:p text:style-name="P1"><text:span text:style-name="T3"/></text:p>
          <text:p text:style-name="P1"><text:span text:style-name="T2">Generischer Code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2.5cm" svg:y="8.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7.5cm" svg:y="8.5cm">
          <text:p text:style-name="P1"><text:span text:style-name="T2">Schematisch</text:span></text:p>
          <text:p text:style-name="P1"><text:span text:style-name="T2">sich </text:span></text:p>
          <text:p text:style-name="P1"><text:span text:style-name="T2">wiederholender </text:span></text:p>
          <text:p text:style-name="P1"><text:span text:style-name="T2">Code</text:span></text:p>
        </draw:rect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custom-shape draw:style-name="gr13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6" draw:layer="layout" svg:width="13.757cm" svg:height="2.749cm" svg:x="13.743cm" svg:y="4.751cm">
          <draw:text-box>
            <text:p text:style-name="P1"><text:span text:style-name="T2">Vertrag</text:span></text:p>
            <text:p text:style-name="P1"><text:span text:style-name="T2"/></text:p>
            <text:p text:style-name="P1"><text:span text:style-name="T2">vertragsbeginn : Date</text:span></text:p>
          </draw:text-box>
        </draw:fram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4.5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9.5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3.52cm" svg:height="0.713cm" svg:x="7.75cm" svg:y="9.25cm">
          <draw:text-box>
            <text:p text:style-name="P2"><text:span text:style-name="T3">Generierung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4.5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9.5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Aber ...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9cm" svg:height="8cm" svg:x="17cm" svg:y="5.25cm">
          <text:p text:style-name="P1"><text:span text:style-name="T3">... was wird eigentlich</text:span></text:p>
          <text:p text:style-name="P1"><text:span text:style-name="T3">genau modelliert?</text:span></text:p>
          <text:p text:style-name="P1"><text:span text:style-name="T3"/></text:p>
          <text:p text:style-name="P1"><text:span text:style-name="T3"/></text:p>
          <draw:enhanced-geometry svg:viewBox="0 0 21600 21600" draw:text-areas="800 800 20800 20800" draw:type="round-rectangular-callout" draw:modifiers="-6366.49261193201 3622.94713160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4.5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9.5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Aber ...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9cm" svg:height="8cm" svg:x="17cm" svg:y="5.25cm">
          <text:p text:style-name="P1"><text:span text:style-name="T3">... was wird eigentlich</text:span></text:p>
          <text:p text:style-name="P1"><text:span text:style-name="T3">genau modelliert?</text:span></text:p>
          <text:p text:style-name="P1"><text:span text:style-name="T3"/></text:p>
          <text:p text:style-name="P1"><text:span text:style-name="T3">Geschäftsobjekte</text:span></text:p>
          <text:p text:style-name="P1"><text:span text:style-name="T3">Schnittstellen</text:span></text:p>
          <text:p text:style-name="P1"><text:span text:style-name="T3">Eingabemasken</text:span></text:p>
          <text:p text:style-name="P1"><text:span text:style-name="T3">Dialogsteuerung</text:span></text:p>
          <text:p text:style-name="P1"><text:span text:style-name="T3">Prozesse</text:span></text:p>
          <text:p text:style-name="P1"><text:span text:style-name="T3">...</text:span></text:p>
          <text:p text:style-name="P1"><text:span text:style-name="T3"/></text:p>
          <draw:enhanced-geometry svg:viewBox="0 0 21600 21600" draw:text-areas="800 800 20800 20800" draw:type="round-rectangular-callout" draw:modifiers="-6148.11687590268 3685.03937007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10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4.5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9.5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Domain specific language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6.25cm" svg:height="2.75cm" svg:x="18.3cm" svg:y="5.2cm">
          <text:p text:style-name="P1"><text:span text:style-name="T3">DSL*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10" draw:layer="layout" svg:width="8.7cm" svg:height="0.713cm" svg:x="17.25cm" svg:y="8.707cm">
          <draw:text-box>
            <text:p text:style-name="P2"><text:span text:style-name="T3">*Domain specific language</text:span></text:p>
          </draw:text-box>
        </draw:frame>
        <draw:line draw:style-name="gr9" draw:text-style-name="P5" draw:layer="layout" svg:x1="14.25cm" svg:y1="6.6cm" svg:x2="18.25cm" svg:y2="6.6cm">
          <text:p text:style-name="P2"/>
        </draw:line>
        <draw:frame draw:style-name="gr20" draw:text-style-name="P7" draw:layer="layout" svg:width="3.45cm" svg:height="1.425cm" svg:x="14.3cm" svg:y="5.875cm">
          <draw:text-box>
            <text:p text:style-name="P1"><text:span text:style-name="T3">modelliert gemäß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1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4.5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9.5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Domain specific language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id="id1" draw:layer="layout" svg:width="6.25cm" svg:height="2.75cm" svg:x="18.3cm" svg:y="5.2cm">
          <text:p text:style-name="P1"><text:span text:style-name="T3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" draw:text-style-name="P5" draw:layer="layout" svg:x1="14.25cm" svg:y1="6.6cm" svg:x2="18.25cm" svg:y2="6.6cm">
          <text:p text:style-name="P2"/>
        </draw:line>
        <draw:frame draw:style-name="gr20" draw:text-style-name="P7" draw:layer="layout" svg:width="3.45cm" svg:height="1.425cm" svg:x="14.3cm" svg:y="5.875cm">
          <draw:text-box>
            <text:p text:style-name="P1"><text:span text:style-name="T3">modelliert gemäß</text:span></text:p>
          </draw:text-box>
        </draw:frame>
        <draw:custom-shape draw:style-name="gr18" draw:text-style-name="P7" draw:id="id2" draw:layer="layout" svg:width="6.25cm" svg:height="2.75cm" svg:x="15.5cm" svg:y="10.25cm">
          <text:p text:style-name="P1"><text:span text:style-name="T3">Abstrakte Syntax</text:span></text:p>
          <text:p text:style-name="P1"><text:span text:style-name="T3">Metamodel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5" draw:layer="layout" draw:type="line" svg:x1="21.424cm" svg:y1="7.95cm" svg:x2="18.624cm" svg:y2="10.25cm" draw:start-shape="id1" draw:start-glue-point="6" draw:end-shape="id2" draw:end-glue-point="4">
          <text:p text:style-name="P2"/>
        </draw:connector>
        <draw:custom-shape draw:style-name="gr18" draw:text-style-name="P7" draw:id="id3" draw:layer="layout" svg:width="6.25cm" svg:height="2.75cm" svg:x="22cm" svg:y="10.25cm">
          <text:p text:style-name="P1"><text:span text:style-name="T3">Konkrete Syntax</text:span></text:p>
          <text:p text:style-name="P1"><text:span text:style-name="T3"/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5" draw:layer="layout" draw:type="line" svg:x1="21.424cm" svg:y1="7.95cm" svg:x2="25.124cm" svg:y2="10.25cm" draw:end-shape="id3" draw:end-glue-point="4">
          <text:p text:style-name="P2"/>
        </draw:connector>
        <draw:frame draw:style-name="gr20" draw:text-style-name="P7" draw:layer="layout" svg:width="3.45cm" svg:height="0.725cm" svg:x="19.8cm" svg:y="9cm">
          <draw:text-box>
            <text:p text:style-name="P1"><text:span text:style-name="T3">besteht aus</text:span></text:p>
          </draw:text-box>
        </draw:frame>
        <draw:line draw:style-name="gr22" draw:text-style-name="P5" draw:layer="layout" svg:x1="13.5cm" svg:y1="7.5cm" svg:x2="17cm" svg:y2="10.25cm">
          <text:p text:style-name="P2"/>
        </draw:line>
        <draw:frame draw:style-name="gr20" draw:text-style-name="P7" draw:layer="layout" svg:width="3.45cm" svg:height="0.725cm" svg:x="14.05cm" svg:y="8.75cm">
          <draw:text-box>
            <text:p text:style-name="P1"><text:span text:style-name="T3">instanceof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2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faktor10-folien" presentation:presentation-page-layout-name="AL2T1"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7" draw:text-style-name="P7" draw:layer="layout" svg:width="9.75cm" svg:height="3.75cm" svg:x="3cm" svg:y="15.5cm">
          <text:p text:style-name="P1"><text:span text:style-name="T3"/></text:p>
          <text:p text:style-name="P1"><text:span text:style-name="T2">Runtime-Plattform</text:span></text:p>
          <text:p text:style-name="P2"><text:span text:style-name="T3"/></text:p>
          <text:p text:style-name="P1"><text:span text:style-name="T4">Frameworks (z. B. Logging)</text:span></text:p>
          <text:p text:style-name="P1"><text:span text:style-name="T4">Basisklassen</text:span></text:p>
        </draw:rect>
        <draw:rect draw:style-name="gr5" draw:text-style-name="P6" draw:layer="layout" svg:width="5cm" svg:height="4.25cm" svg:x="3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4.75cm" svg:height="4.25cm" svg:x="8cm" svg:y="11.25cm">
          <text:p text:style-name="P1"><text:span text:style-name="T2">Generierter</text:span></text:p>
          <text:p text:style-name="P1"><text:span text:style-name="T2">Code</text:span></text:p>
        </draw:rect>
        <draw:custom-shape draw:style-name="gr13" draw:text-style-name="P5" draw:layer="layout" svg:width="2.25cm" svg:height="0.75cm" svg:x="9.2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Bestandteile einer MDSD Lösung</text:p>
          </draw:text-box>
        </draw:frame>
        <draw:custom-shape draw:style-name="gr15" draw:text-style-name="P7" draw:layer="layout" svg:width="4.75cm" svg:height="2.75cm" svg:x="8cm" svg:y="5.25cm">
          <text:p text:style-name="P1"><text:span text:style-name="T3">Applikations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9.5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4.75cm" svg:height="2.25cm" svg:x="19cm" svg:y="5.5cm">
          <text:p text:style-name="P1"><text:span text:style-name="T2">Modell-Editor*</text:span></text:p>
        </draw:rect>
        <draw:rect draw:style-name="gr23" draw:text-style-name="P6" draw:layer="layout" svg:width="4.75cm" svg:height="2.25cm" svg:x="15.5cm" svg:y="8.25cm">
          <text:p text:style-name="P1"><text:span text:style-name="T2">Generator**</text:span></text:p>
        </draw:rect>
        <draw:line draw:style-name="gr21" draw:text-style-name="P5" draw:layer="layout" svg:x1="15.5cm" svg:y1="9.25cm" svg:x2="10.75cm" svg:y2="9.25cm">
          <text:p text:style-name="P2"/>
        </draw:line>
        <draw:line draw:style-name="gr21" draw:text-style-name="P5" draw:layer="layout" svg:x1="19cm" svg:y1="6.5cm" svg:x2="12.75cm" svg:y2="6.5cm">
          <text:p text:style-name="P2"/>
        </draw:line>
        <draw:ellipse draw:style-name="gr24" draw:text-style-name="P11" draw:layer="layout" svg:width="5cm" svg:height="4.5cm" svg:x="18cm" svg:y="12.75cm">
          <text:p text:style-name="P1"><text:span text:style-name="T3">Bestandteile</text:span></text:p>
          <text:p text:style-name="P1"><text:span text:style-name="T3">einer MDSD </text:span></text:p>
          <text:p text:style-name="P1"><text:span text:style-name="T3">Lösung</text:span></text:p>
        </draw:ellipse>
        <draw:line draw:style-name="gr25" draw:text-style-name="P5" draw:layer="layout" svg:x1="19.5cm" svg:y1="13cm" svg:x2="18.25cm" svg:y2="10.75cm">
          <text:p text:style-name="P2"/>
        </draw:line>
        <draw:line draw:style-name="gr25" draw:text-style-name="P5" draw:layer="layout" svg:x1="20.75cm" svg:y1="12.75cm" svg:x2="21.5cm" svg:y2="7.75cm">
          <text:p text:style-name="P2"/>
        </draw:line>
        <draw:line draw:style-name="gr25" draw:text-style-name="P5" draw:layer="layout" svg:x1="18cm" svg:y1="15.75cm" svg:x2="12.7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3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frame draw:style-name="gr19" draw:text-style-name="P10" draw:layer="layout" svg:width="13.25cm" svg:height="2.137cm" svg:x="14cm" svg:y="17.75cm">
          <draw:text-box>
            <text:p text:style-name="P12"><text:span text:style-name="T3">*</text:span><text:span text:style-name="T3"><text:tab/></text:span><text:span text:style-name="T3">Editor erlaubt das Modell in einer</text:span><text:span text:style-name="T3"><text:line-break/></text:span><text:span text:style-name="T3"><text:tab/></text:span><text:span text:style-name="T3">konkreten Syntax zu bearbeiten</text:span></text:p>
            <text:p text:style-name="P13"><text:span text:style-name="T3">**</text:span><text:span text:style-name="T3"><text:tab/></text:span><text:span text:style-name="T3">Generator arbeitet auf dem Metamodell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3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7" draw:text-style-name="P7" draw:layer="layout" svg:width="11.25cm" svg:height="3.75cm" svg:x="3cm" svg:y="15.5cm">
          <text:p text:style-name="P1"><text:span text:style-name="T3"/></text:p>
          <text:p text:style-name="P1"><text:span text:style-name="T2">Faktor-IPS Runtime</text:span></text:p>
          <text:p text:style-name="P1"><text:span text:style-name="T4"/></text:p>
        </draw:rect>
        <draw:rect draw:style-name="gr5" draw:text-style-name="P6" draw:layer="layout" svg:width="5cm" svg:height="4.25cm" svg:x="3cm" svg:y="11.25cm">
          <text:p text:style-name="P1"><text:span text:style-name="T2">Individueller</text:span></text:p>
          <text:p text:style-name="P1"><text:span text:style-name="T2">Code</text:span></text:p>
        </draw:rect>
        <draw:rect draw:style-name="gr12" draw:text-style-name="P6" draw:layer="layout" svg:width="6.25cm" svg:height="4.25cm" svg:x="8cm" svg:y="11.25cm">
          <text:p text:style-name="P1"><text:span text:style-name="T2">Generierter</text:span></text:p>
          <text:p text:style-name="P1"><text:span text:style-name="T2">Code &amp; </text:span></text:p>
          <text:p text:style-name="P1"><text:span text:style-name="T2">Produktdaten</text:span></text:p>
          <text:p text:style-name="P1"><text:span text:style-name="T2"/></text:p>
        </draw:rect>
        <draw:custom-shape draw:style-name="gr13" draw:text-style-name="P5" draw:layer="layout" svg:width="2.25cm" svg:height="0.75cm" svg:x="10.1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Bestandteile von Faktor-IPS</text:p>
          </draw:text-box>
        </draw:frame>
        <draw:custom-shape draw:style-name="gr15" draw:text-style-name="P7" draw:layer="layout" svg:width="4.75cm" svg:height="2.5cm" svg:x="6.25cm" svg:y="3.8cm">
          <text:p text:style-name="P1"><text:span text:style-name="T3">Vertrags &amp; </text:span></text:p>
          <text:p text:style-name="P1"><text:span text:style-name="T3">Produkt-</text:span></text:p>
          <text:p text:style-name="P1"><text:span text:style-name="T3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5cm" svg:x="7.75cm" svg:y="6.2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4.75cm" svg:height="2.25cm" svg:x="21.3cm" svg:y="3.75cm">
          <text:p text:style-name="P1"><text:span text:style-name="T2">Faktor-IPS</text:span></text:p>
          <text:p text:style-name="P1"><text:span text:style-name="T2">Modell-Editoren</text:span></text:p>
        </draw:rect>
        <draw:rect draw:style-name="gr23" draw:text-style-name="P6" draw:layer="layout" svg:width="4.75cm" svg:height="2.25cm" svg:x="15cm" svg:y="9.75cm">
          <text:p text:style-name="P1"><text:span text:style-name="T2">Faktor-IPS</text:span></text:p>
          <text:p text:style-name="P1"><text:span text:style-name="T2">Generator</text:span></text:p>
        </draw:rect>
        <draw:ellipse draw:style-name="gr24" draw:text-style-name="P11" draw:layer="layout" svg:width="5cm" svg:height="4.5cm" svg:x="18cm" svg:y="12.75cm">
          <text:p text:style-name="P1"><text:span text:style-name="T3">Bestandteile</text:span></text:p>
          <text:p text:style-name="P1"><text:span text:style-name="T3">von </text:span></text:p>
          <text:p text:style-name="P1"><text:span text:style-name="T3">Faktor-IPS</text:span></text:p>
        </draw:ellipse>
        <draw:line draw:style-name="gr25" draw:text-style-name="P5" draw:layer="layout" svg:x1="19.25cm" svg:y1="13cm" svg:x2="17.5cm" svg:y2="12cm">
          <text:p text:style-name="P2"/>
        </draw:line>
        <draw:line draw:style-name="gr25" draw:text-style-name="P5" draw:layer="layout" svg:x1="21.5cm" svg:y1="13cm" svg:x2="23.5cm" svg:y2="6cm">
          <text:p text:style-name="P2"/>
        </draw:line>
        <draw:line draw:style-name="gr25" draw:text-style-name="P5" draw:layer="layout" svg:x1="18cm" svg:y1="15.75cm" svg:x2="14.2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3">Faktor-IPS </text:span></text:p>
          <text:p text:style-name="P1"><text:span text:style-name="T3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rect draw:style-name="gr23" draw:text-style-name="P6" draw:layer="layout" svg:width="4.75cm" svg:height="2.25cm" svg:x="23.75cm" svg:y="16.75cm">
          <text:p text:style-name="P1"><text:span text:style-name="T2">Faktor-IPS</text:span></text:p>
          <text:p text:style-name="P1"><text:span text:style-name="T2">Testfunktionen</text:span></text:p>
        </draw:rect>
        <draw:custom-shape draw:style-name="gr15" draw:text-style-name="P7" draw:layer="layout" svg:width="4.75cm" svg:height="2.25cm" svg:x="10.15cm" svg:y="6.4cm">
          <text:p text:style-name="P1"><text:span text:style-name="T3">Produkt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2.6cm" svg:x="11.6cm" svg:y="8.6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5.5cm" svg:height="2.25cm" svg:x="16.5cm" svg:y="6.25cm">
          <text:p text:style-name="P1"><text:span text:style-name="T2">Produktdefinitions-</text:span></text:p>
          <text:p text:style-name="P1"><text:span text:style-name="T2">perspektive</text:span></text:p>
        </draw:rect>
        <draw:line draw:style-name="gr21" draw:layer="layout" svg:x1="21.25cm" svg:y1="5cm" svg:x2="11cm" svg:y2="5cm">
          <text:p text:style-name="P2"/>
        </draw:line>
        <draw:line draw:style-name="gr21" draw:layer="layout" svg:x1="16.5cm" svg:y1="7.5cm" svg:x2="15cm" svg:y2="7.5cm">
          <text:p text:style-name="P2"/>
        </draw:line>
        <draw:line draw:style-name="gr25" draw:text-style-name="P5" draw:layer="layout" svg:x1="20.75cm" svg:y1="12.75cm" svg:x2="20.75cm" svg:y2="8.5cm">
          <text:p text:style-name="P2"/>
        </draw:line>
        <draw:line draw:style-name="gr25" draw:text-style-name="P5" draw:layer="layout" svg:x1="22.5cm" svg:y1="16.25cm" svg:x2="23.75cm" svg:y2="16.75cm">
          <text:p text:style-name="P2"/>
        </draw:lin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14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Faktor-IPS: DSL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Geschäftsobjekte Vertrag &amp; Produkt</text:p>
              </text:list-item>
            </text:list>
            <text:list text:style-name="L2">
              <text:list-item>
                <text:list>
                  <text:list-item>
                    <text:p text:style-name="P4">Teilmenge von MOF, UML für Klass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chlicher Zusammenhang Vertrag / Produkt</text:p>
                  </text:list-item>
                </text:list>
              </text:list-item>
            </text:list>
            <text:list text:style-name="L2">
              <text:list-item>
                <text:p text:style-name="P3">Produktbausteine</text:p>
              </text:list-item>
            </text:list>
            <text:list text:style-name="L2">
              <text:list-item>
                <text:list>
                  <text:list-item>
                    <text:p text:style-name="P4">inkl. Abbildung Produktänderungen im Zeitablauf</text:p>
                  </text:list-item>
                </text:list>
              </text:list-item>
            </text:list>
            <text:list text:style-name="L2">
              <text:list-item>
                <text:p text:style-name="P3">Formelsprache</text:p>
              </text:list-item>
            </text:list>
            <text:list text:style-name="L2">
              <text:list-item>
                <text:p text:style-name="P3">Tabellen</text:p>
              </text:list-item>
            </text:list>
            <text:list text:style-name="L2">
              <text:list-item>
                <text:list>
                  <text:list-item>
                    <text:p text:style-name="P4">inkl. Zusammenhang zu Produktklassen / Baustei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5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26" draw:text-style-name="P7" draw:layer="layout" svg:width="9.75cm" svg:height="3.75cm" svg:x="3cm" svg:y="15.5cm">
          <text:p text:style-name="P1"><text:span text:style-name="T3"/></text:p>
          <text:p text:style-name="P1"><text:span text:style-name="T2"><text:s/></text:span><text:span text:style-name="T2">keine Plattform</text:span></text:p>
          <text:p text:style-name="P1"><text:span text:style-name="T4"/></text:p>
        </draw:rect>
        <draw:frame presentation:style-name="pr3" draw:text-style-name="P2" draw:layer="layout" svg:width="23.645cm" svg:height="2.201cm" svg:x="3.001cm" svg:y="2.201cm" presentation:class="title" presentation:user-transformed="true">
          <draw:text-box>
            <text:p text:style-name="P2">Entwicklung einer MDSD Lösung mit generellen MDSD Werkzeugen</text:p>
          </draw:text-box>
        </draw:frame>
        <draw:rect draw:style-name="gr23" draw:text-style-name="P6" draw:layer="layout" svg:width="4.75cm" svg:height="2.25cm" svg:x="19cm" svg:y="5.5cm">
          <text:p text:style-name="P1"><text:span text:style-name="T2">UML-Editoren</text:span></text:p>
          <text:p text:style-name="P1"><text:span text:style-name="T2">Texteditoren</text:span></text:p>
          <text:p text:style-name="P1"><text:span text:style-name="T2">Modellimport*</text:span></text:p>
        </draw:rect>
        <draw:rect draw:style-name="gr23" draw:text-style-name="P6" draw:layer="layout" svg:width="4.75cm" svg:height="2.25cm" svg:x="15.5cm" svg:y="8.25cm">
          <text:p text:style-name="P1"><text:span text:style-name="T2">Generator-</text:span></text:p>
          <text:p text:style-name="P1"><text:span text:style-name="T2">Framework</text:span></text:p>
        </draw:rect>
        <draw:ellipse draw:style-name="gr24" draw:text-style-name="P11" draw:layer="layout" svg:width="5cm" svg:height="4.5cm" svg:x="18cm" svg:y="12.75cm">
          <text:p text:style-name="P1"><text:span text:style-name="T3">Bestandteile</text:span></text:p>
          <text:p text:style-name="P1"><text:span text:style-name="T3"/></text:p>
        </draw:ellipse>
        <draw:line draw:style-name="gr25" draw:text-style-name="P5" draw:layer="layout" svg:x1="19.5cm" svg:y1="13cm" svg:x2="18.25cm" svg:y2="10.75cm">
          <text:p text:style-name="P2"/>
        </draw:line>
        <draw:line draw:style-name="gr25" draw:text-style-name="P5" draw:layer="layout" svg:x1="20.75cm" svg:y1="12.75cm" svg:x2="21.5cm" svg:y2="7.75cm">
          <text:p text:style-name="P2"/>
        </draw:line>
        <draw:line draw:style-name="gr25" draw:text-style-name="P5" draw:layer="layout" svg:x1="18cm" svg:y1="15.75cm" svg:x2="12.7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3">Möglichkeit </text:span><text:span text:style-name="T3"><text:line-break/></text:span><text:span text:style-name="T3">zur Spezifikation</text:span></text:p>
          <text:p text:style-name="P1"><text:span text:style-name="T3">von DSLs**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frame draw:style-name="gr19" draw:text-style-name="P10" draw:layer="layout" svg:width="14cm" svg:height="2.137cm" svg:x="14cm" svg:y="17.75cm">
          <draw:text-box>
            <text:p text:style-name="P12"><text:span text:style-name="T3">* <text:s/>z. B. von Modellen im XMI Format</text:span></text:p>
            <text:p text:style-name="P12"><text:span text:style-name="T3">** z. B. über UML Profiles oder textbasierte DSLs </text:span></text:p>
            <text:p text:style-name="P13"><text:span text:style-name="T3"/></text:p>
          </draw:text-box>
        </draw:frame>
        <draw:frame draw:style-name="gr19" draw:text-style-name="P14" draw:layer="layout" svg:width="12.75cm" svg:height="4.273cm" svg:x="2cm" svg:y="5.5cm">
          <draw:text-box>
            <text:list text:style-name="L3">
              <text:list-item>
                <text:p text:style-name="P14"><text:span text:style-name="T3"><text:s/></text:span><text:span text:style-name="T3">Definition einer DSL</text:span></text:p>
              </text:list-item>
            </text:list>
            <text:list text:style-name="L3">
              <text:list-item>
                <text:p text:style-name="P14"><text:span text:style-name="T3"><text:s/></text:span><text:span text:style-name="T3">Entwicklung von Generatoren auf Basis des</text:span><text:span text:style-name="T3"><text:line-break/></text:span><text:span text:style-name="T3"> <text:s/>Frameworks.</text:span></text:p>
              </text:list-item>
            </text:list>
            <text:list text:style-name="L3">
              <text:list-item>
                <text:p text:style-name="P14"><text:span text:style-name="T3"><text:s/></text:span><text:span text:style-name="T3">Entwicklung der zugehörigen Plattform</text:span></text:p>
              </text:list-item>
            </text:list>
            <text:list text:style-name="L3">
              <text:list-item>
                <text:p text:style-name="P14"><text:span text:style-name="T3"><text:s/></text:span><text:span text:style-name="T3">Evtl. Entwicklung von DSL spezifischen</text:span><text:span text:style-name="T3"><text:line-break/></text:span><text:span text:style-name="T3"> <text:s/>Editor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16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Leistungsumfang Faktor-IPS Runtime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Effizienter Zugriff auf Produktdaten über ein Repository</text:p>
              </text:list-item>
            </text:list>
            <text:list text:style-name="L2">
              <text:list-item>
                <text:p text:style-name="P3">Ablauffähig auf allen Plattformen auf denen eine <text:line-break/>JVM &gt; 1.4 zur Verfügung steht.</text:p>
              </text:list-item>
            </text:list>
            <text:list text:style-name="L2">
              <text:list-item>
                <text:list>
                  <text:list-item>
                    <text:p text:style-name="P4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x,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S / 390, Z/OS</text:p>
                  </text:list-item>
                </text:list>
              </text:list-item>
            </text:list>
            <text:list text:style-name="L2">
              <text:list-item>
                <text:p text:style-name="P3">Leicht integrierbar</text:p>
              </text:list-item>
            </text:list>
            <text:list text:style-name="L2">
              <text:list-item>
                <text:list>
                  <text:list-item>
                    <text:p text:style-name="P4">in JEE Architekturen (EJ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 JSE Architektu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über Web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über JNI</text:p>
                  </text:list-item>
                </text:list>
              </text:list-item>
            </text:list>
            <text:list text:style-name="L2">
              <text:list-item>
                <text:p text:style-name="P3">Keine Abhängigkeit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7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double" draw:color="#ffff99" draw:distance="0.1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title">
      <style:graphic-properties draw:fill-color="#ffffff" draw:auto-grow-height="false" fo:min-height="3.507cm"/>
    </style:style>
    <style:style style:name="pr2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5cm" fo:margin-right="0cm" fo:text-indent="-0.9cm"/>
    </style:style>
    <style:style style:name="P9" style:family="paragraph">
      <style:paragraph-properties fo:margin-left="2.394cm" fo:margin-right="0cm" fo:text-indent="-0.794cm"/>
    </style:style>
    <style:style style:name="P10" style:family="paragraph">
      <style:paragraph-properties fo:margin-left="3.593cm" fo:margin-right="0cm" fo:text-indent="-0.599cm"/>
    </style:style>
    <style:style style:name="P11" style:family="paragraph">
      <style:paragraph-properties fo:margin-left="4.793cm" fo:margin-right="0cm" fo:text-indent="-0.595cm"/>
    </style:style>
    <style:style style:name="P12" style:family="paragraph">
      <style:paragraph-properties fo:margin-left="5.992cm" fo:margin-right="0cm" fo:text-indent="-0.599cm"/>
    </style:style>
    <style:style style:name="P13" style:family="paragraph">
      <style:paragraph-properties fo:margin-left="5.4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 draw:page-number="1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 text:style-name="P7"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7"/>
        </draw:image>
      </draw:frame>
      <draw:line draw:style-name="gr3" draw:text-style-name="P2" draw:layer="backgroundobjects" svg:x1="1.724cm" svg:y1="19.976cm" svg:x2="27.724cm" svg:y2="19.98cm">
        <text:p text:style-name="P7"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1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Jan Ortmann</text:span></text:p>
      </draw:rect>
      <draw:frame presentation:style-name="pr1" draw:text-style-name="P7" draw:layer="backgroundobjects" svg:width="23.645cm" svg:height="2.2cm" svg:x="3cm" svg:y="2.3cm" presentation:class="title">
        <draw:text-box>
          <text:p text:style-name="P7">Klicken Sie, um das Format des Titeltextes zu bearbeiten</text:p>
        </draw:text-box>
      </draw:frame>
      <draw:frame presentation:style-name="pr2" draw:text-style-name="P14" draw:layer="backgroundobjects" svg:width="23.645cm" svg:height="13.75cm" svg:x="3.034cm" svg:y="5.25cm" presentation:class="outline">
        <draw:text-box>
          <text:list text:style-name="L3">
            <text:list-item>
              <text:p text:style-name="P8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9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 text:style-name="P7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chliche Komponentenarchitektur</dc:title>
    <meta:creation-date>2005-01-27T17:09:12</meta:creation-date>
    <dc:creator>Jan Ortmann</dc:creator>
    <dc:date>2008-01-16T13:19:55</dc:date>
    <meta:printed-by>Jan Ortmann</meta:printed-by>
    <meta:print-date>2005-02-13T19:41:59</meta:print-date>
    <dc:language>de-DE</dc:language>
    <meta:editing-cycles>649</meta:editing-cycles>
    <meta:editing-duration>P5DT19H46M36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